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2.54cm" fo:margin-right="3.493cm" fo:text-indent="0cm" style:auto-text-indent="false"/>
    </style:style>
    <style:style style:name="P2" style:family="paragraph" style:parent-style-name="Standard">
      <style:paragraph-properties fo:margin-left="2.54cm" fo:margin-right="3.493cm" fo:text-indent="0cm" style:auto-text-indent="fals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1"/>
      <text:p text:style-name="P1"> L'homme marchait de ses grandes jambes décharnées, le soleil frappait son crane chauve. <text:s/>Dans ses yeux une lueur folle. <text:s/>Sa grande main osseuse tenait fermement un <text:s/>petit objet, un médaillon. Pour rien au monde il ne l'aurai donné. <text:s/>La rue était déserte. D'un côté , des arbres, leurs écorses reflétaient la crasse de la ville. De l'autre, des façades aux couleurs délavées indiquaient que le quartier était habité par des ouvriers et des immigrés.</text:p>
      <text:p text:style-name="P1"/>
      <text:p text:style-name="P1">A l'angle de la rue, des hommes plus fort que lui sont tapis dans l'ombre. Tous portaient l'insigne de le entreprise SOPHRA. <text:s/>Ils respire calmement. <text:s/>Leurs muscles sont détendu. Leurs corps <text:s/>athlétiques sont imprégnés d'une longue pratique martial. Ils ne pensent à rien. Des crocodiles s’apprêtant à frapper.</text:p>
      <text:p text:style-name="P1">L'homme arrive au tournant, puis, tout se passe très vite ; un éclaire d'acier trempé dans une carotide tendre, un cri de rage étouffé par les clapotis du sang. Une âme se meurt, une main s'ouvre. </text:p>
      <text:p text:style-name="P1"/>
      <text:p text:style-name="P2">JACK &amp; OSCAR</text:p>
      <text:p text:style-name="P1"/>
      <text:p text:style-name="P1">Oscar était fasciné; Comment peut on déguster avec tant d'intérêt un potage si infecte.</text:p>
      <text:p text:style-name="P1"/>
      <text:p text:style-name="P1">La saucisse dans son assiette émanait des effluve de chou. Un type presque obèse se trouvait face à lui. Pantalon gris, chemise bleu, calvitie et cheveu rasé. Il déglutissait une soupe aux poix avec élégance. Sa main tenait fermement une cuillère qui plongeait méthodiquement dans la substance verdâtre, une fois remonté, la masse était soufflé, gouté puis dégluti. </text:p>
      <text:p text:style-name="P1"/>
      <text:p text:style-name="P1">L'homme posa soigneusement sa cuillère, regarda les yeux en soucoupe d Oscar et déclara:</text:p>
      <text:p text:style-name="P1">"Amidon de pomme de terre, huile de palme, maltodextrine, sel, poix, sucre, lactose, extrait de levure, ciboulette... Je n'arrivais pas à trouver la ciboulette."</text:p>
      <text:p text:style-name="P1"/>
      <text:p text:style-name="P1">Oscar éclata de rire. </text:p>
      <text:p text:style-name="P1"/>
      <text:p text:style-name="P1">En était en juin, et malgré l'heure tardive il ne faisait pas encore nuit. Par la fenêtre, le paysage dessinait de large bande vert et jaune tournesol. Le train continuait a filé à toutes allures entre Berlin et Cracovie. Pourtant, quelques choses avait changé dans l'atmosphère de ce wagon-restaurant. Les nappes blanches, le chou frisé et le petit vieux ridé de table d'à côté semblait avoir pris une autre couleur, comme si quelqu'un avait pris la peine d'essuyer un meuble pour faire ressortir les rainures du bois. Ce quelqu'un était Ludowic, l'homme obèse. </text:p>
      <text:p text:style-name="P1"/>
      <text:p text:style-name="P1">Oscar regarda sa saucisse, elle semblait brillé de mille éclat de graisse. D'un geste de défi, il prit lentement son couteau, découpa une rondelle, mâcha et dit:</text:p>
      <text:p text:style-name="P1"/>
      <text:p text:style-name="P1">"Graisse de port, graisse de bœuf, graisse de mouton, sel"</text:p>
      <text:p text:style-name="P1"/>
      <text:p text:style-name="P1">Lcudowic commanda deux whiskys et de file en aiguille il se découvrir une passion commune; les échecs. <text:s/></text:p>
      <text:p text:style-name="P1"/>
      <text:p text:style-name="P1">Deux, trois parties plus tard, Oscar voulu faire part à son nouvel amis une question qui lui trottait, depuis quelques jours, dans la tête. Il émit, donc son hypothèse:</text:p>
      <text:p text:style-name="P1"><text:s/></text:p>
      <text:p text:style-name="P1">"Est-ce que l'homme avec son cerveau qui, a priori, est forcément moins complexe que l'univers peut comprendre l'univers? "</text:p>
      <text:p text:style-name="P1"><text:soft-page-break/>Ludowic regarda par la fenêtre. Ses yeux brillèrent un instant, puis répondit:</text:p>
      <text:p text:style-name="P1">"Selon moi, l'homme avec sa minable quantité de matière grise ne peut raisonner sur l'univers tout entier. Cependant, si il est attentif, il peut entendre les doux murmures que produisent les astres dans le ciel."</text:p>
      <text:p text:style-name="P2">REPLICAS</text:p>
      <text:p text:style-name="P1"/>
      <text:p text:style-name="P1">Une migration de masse avait eu lieu. Migration qui avait pour but de prendre des couleurs et quelques kilos. C'était les grandes vacances! Les bureaux étaient désert. Les laboratoires, désert. Les salles de cours, désert.</text:p>
      <text:p text:style-name="P1">L'assistant du laboratoire de reconstruction des matériaux de l'école polytechnique fédéral de Lausanne était en pantoufle. Un sourire flottait sur ces lèvres. Il adorait cette période de l'année. Tout était calme. Pas d'exercice à corriger, pas de cours à donner, pas de cafétéria bondée, pas d'étudiants présomptueux. Il avait l'impression que tout ces énormes bâtiments étaient à lui. Une forteresse scientifique a son service. Des milliers de machines qui attendent ces instructions. Cent mille matière qui attendent à être composé. <text:s text:c="2"/></text:p>
      <text:p text:style-name="P1">Sur la table qui longeait les fenêtres, des fioles de toutes les couleurs, un tas d'alambique, des analyses, des vieux bout de pizza, des morceaux de métal, des prototypes. Dans un coin, un vielle écran affichait la modélisation 3D d'un médaillon.</text:p>
      <text:p text:style-name="P1">Son chef de projet lui avait donnée une semaine pour répliquer parfaitement ce médaillon. Il ne savait ni pourquoi, ni pour qui il faisait ça. De tout façon reproduire un objet ancien pouvait faire de mal à personne. Depuis tout petit, il avait une fascination pour la duplication. Son but ultime était de créer une machine qui serrait capable de reproduire atome par atome n'importe quelles objet, voir n'importe quelle corps. </text:p>
      <text:p text:style-name="P1"/>
      <text:p text:style-name="P1">Le médaillon était, cependant, <text:s/>si beau. Les heures passés au soleil <text:s/>ont teinté le cuivre. Les caresses d'une femme ont polie certaines sufaces. D'autres ont été écorchés par les coups du sort. Il avait une histoire inscrite dans les méandres de son corps. Il semblait être animé d'une âme. </text:p>
      <text:p text:style-name="P1"/>
      <text:p text:style-name="P1">L'assistant sentait tout cela au creux de sa main et rendait sa taĉhe ardue. Devant lui, le tableau noir était entièrement blanchi par la craie. Voila deux jours qu'il se penchait sur le problème. Il avançait sans forcé mais en gardant le rythme. Comme un marcheur aguerri qui connaît son but. </text:p>
      <text:p text:style-name="P1"/>
      <text:p text:style-name="P1">Il aurrait fini à temps.</text:p>
      <text:p text:style-name="P1"><text:s/></text:p>
      <text:p text:style-name="P2">CAGE</text:p>
      <text:p text:style-name="P1"/>
      <text:p text:style-name="P1">Noir, sombre et humide telle était l'ensemble du local. Les énormes bouches d'aération émettaient un bruit sourd et continue, mais, maintenait la chaleur de la pièce à une précision absolu, 27 degré celsius. Le climat était tropical et ressemblait étrangement aux serres des jardins botaniques. Par-ci delà, des belles plantes dans de gros pot.</text:p>
      <text:p text:style-name="P1"><text:s/>Au centre, un puits de lumière, il déversait ses rayons projetés par de multiple miroirs sur une femme. Le tissu léger de ces vêtement laissait deviné ces deux gros seins ballants. Elle dessinait. Sur le chevalet imposant, un engrenage de plante commençait à apparaitre. </text:p>
      <text:p text:style-name="P1">Plus haut, fixé au plafond, les yeux scrutateurs des caméras épiaient en silence. <text:s text:c="3"/></text:p>
      <text:p text:style-name="P1">Une sonnerie retenti. Elle se précipita vers le fond de la salle. Une multitude de rouage se mirent en branle. Des grincements et des bruits de ferraille traversèrent la salle. Une nacelle métallique descendait lentement. Des spot lumineux rouges éclairaient sa progression. Dans ces yeux, de la soumission, de la curiosité, de l'admiration, de la crainte. </text:p>
      <text:p text:style-name="P1">La nacelle était la jonction des Dieux, la porte. Par la, elle recevait la nourriture et l'eau. Par la, elle reçu les couleurs et découvrit la peinture. Une fois, elle reçu des graines et eu une révélation. Elle était maître de la cage, Dieu des plantes! Ces êtres verts étaient nés par ces soins, par ces mains, par son don. Elle confirma sa théorie par le sacrifice. Elle avait méticuleusement déchirer tout un youka et l'avait placé en offrande dans la nacelle. Elle avait, donc, le pouvoir de créer et détruire toutes cette masse végétal. Par la suite, elle avait regretter son geste et s'était juré de ne plus recommencer. Maintenant, elle prenait soin des plantes et offrait ces tableaux à Equitan.</text:p>
      <text:p text:style-name="P1">Elle ne croyait pas vraiment que des autres êtres comme elle existait. Elle imaginait,fort bien, au-dessus d'elle, quelqu'un de beaucoup plus puissant, dans une autre dimension, qui prend soin d'elle, comme elle des plantes. Que les plantes prenait soin de la sève qui à son tour prenait soin d'une autre dimension. Que le tout était une ribambelle imbriquée, tellement infini que la notion de grandeur perdait son sens car il n'y avait pas de repères, ni haut, ni bas. Que, in fine, seul les dimensions et les connections entre ces dimension demeurent.</text:p>
      <text:p text:style-name="P1"><text:s/></text:p>
      <text:p text:style-name="P1">Dans un fracas, la cage se posa au sol. A l'intérieur trois médaillons identiques.</text:p>
      <text:p text:style-name="P2">REPIS</text:p>
      <text:p text:style-name="P1"/>
      <text:p text:style-name="P1">Les corps moites suivaient des mouvements ondoyant, s'entrechoquaient, se repoussaient, puis se retrouvaient. Les yeux étaient aveugles, un noir total régnait dans la pièce. La peau était dans un état d'hyper sensibilités et un rayonnement de chaleur irradiait du bas ventre. Des jappements animales sortaient de la bouche des partenaires. Leurs esprits avaient chavirés dans un coin reculé du cerveau. L'analyse n'était plus de mise. Plus de qui fait quoi avec qui. Que des sensations. Plus de frontière claire entre leur deux corps. Un état de transe. </text:p>
      <text:p text:style-name="P1"/>
      <text:p text:style-name="P1"/>
      <text:p text:style-name="P1">Juste après l'effort, quand les âmes virevoltent et regagne le corps dans un ultime tressaillement, Oscar eu comme une vision, un flashback. Il vu un fantôme féminin, très lisse et très translucide. Elle était assise sur le bords du lit. Un regard mi hagard, mi amusé. C'était son ex, bien qu'ils ne se soient jamais quitter. Elle avait disparue.</text:p>
      <text:p text:style-name="P1"/>
      <text:p text:style-name="P1">** ( </text:p>
      <text:p text:style-name="P1">Il alluma la lumière d'un geste vif. La lumière leurs brulla la rétine. Sa partenaire laissa échaper un petit cris de surprise. Soupirant, il se leva. Le fantôme avait disparu. Oscar tira une clope du paquet posé sur la table de nuit. Il traversait la pièc en dandinant ces fesses nues, ouvrit la fenêtre et tira un bouffé avec satisfaction.</text:p>
      <text:p text:style-name="P1">) ** <text:s text:c="2"/></text:p>
      <text:p text:style-name="P2">JACK &amp; OSCAR 2</text:p>
      <text:p text:style-name="P1"/>
      <text:p text:style-name="P1"/>
      <text:p text:style-name="P1">Noir, blanc, puis noir, à nouveau blanc, blanc en diagonal. L'échiquier semblait être devenu fou. Il se déformait. Les lignes devenait courbes et se tortillaient comme des serpents.</text:p>
      <text:p text:style-name="P1">Oscar tripotait, nerveusement, dans ces mains, la dames qu'il venait de perdre. Il du lever les yeux et regarder au loin pour reprendre ces esprits. <text:s/>Les tableaux le préoccupait et il ne savait comment aborder le sujet. Il n'aurait, jamais du les voire. Ils étaient sans une pièce privée dans laquelle il n'a jamais été invité. Son envie de connaître la vérité était irrépressible, bien plus grande que sa honte. Il se lança:</text:p>
      <text:p text:style-name="P1"/>
      <text:p text:style-name="P1">- Tu sais tes tableaux ... dans l'antichambre. Ils sont magnifiques. </text:p>
      <text:p text:style-name="P1"/>
      <text:p text:style-name="P1">Ludowic était dans sa partie. Il barguigna un:</text:p>
      <text:p text:style-name="P1"/>
      <text:p text:style-name="P1">- Mmmmh ouai moi aussi je les aime bien. </text:p>
      <text:p text:style-name="P1"/>
      <text:p text:style-name="P1">- L'autre jour, mercredi, quand je suis venu chez toi. T'étais pas la. j'ai ... , sa voix commençait à trembler. Je suis allé dans la petit pièce au fond. J'ai ... j'ai jamais été autant bouleversé. </text:p>
      <text:p text:style-name="P1"/>
      <text:p text:style-name="P1">Ludowic leva les yeux du plateau. Son visage ne laissait paraître aucunes expressions. Il était complètement neutre. Aucune ride, aucun muscle ne semblait actif. Ces yeux était des trous, absorbant les moindres détails. </text:p>
      <text:p text:style-name="P1">Il vit, les iris bleu d'Oscar écarquillés et remplit de stupeur. Il sut sut à ce moment la qu'il avait vécu un trauma. Il lui semblait que Oscar émanait une couleur violette, proche du rouge, passionnelle et iraisonnable. L'air était devenu plus dense. Presque palpable. Le temps s'écoulait lentement.</text:p>
      <text:p text:style-name="P1"/>
      <text:p text:style-name="P1">- Qui ... qui a fait ça?!</text:p>
      <text:p text:style-name="P1"/>
      <text:p text:style-name="P1">Comme souvent, sa réponse était entre mensonge et vérité. Ludowic voulait en savoir plus.</text:p>
      <text:p text:style-name="P1"/>
      <text:p text:style-name="P1">- Une amie.</text:p>
      <text:p text:style-name="P1">- J'aimerais la rencontré.</text:p>
      <text:p text:style-name="P1">- Pourquoi?</text:p>
      <text:p text:style-name="P1"/>
      <text:p text:style-name="P1">C'était à Oscar de faire un pas en avant.</text:p>
      <text:p text:style-name="P1"/>
      <text:p text:style-name="P1"><text:soft-page-break/>- Il y a longtemps, très longtemps, J'étais amoureux d'une superbe fille. Je vivais avec elle ... et, puis, un jour elle disparu, sans crier garde, ni laisser de traces. Simplement, complètement, totalement disparue. J'ai cherché pendant des mois, des années. Personne ne l'avait vue. Sa famille, ces amis ont a tous cherché. Mais rien. Rien que le goût amer de l'incertitude. </text:p>
      <text:p text:style-name="P1">Parfois, je crois la voire dans le coin d'une rue ou un café. Alors, je m'approche mais c'est jamais elle. </text:p>
      <text:p text:style-name="P1"/>
      <text:p text:style-name="P1">Parler lui avait fait du bien. Il était soulagé, avachit. De l'autre côté de la table, de grosses goutes perlait sur le front de Ludowic. Il était en état de choc. Malgré, la tristesse qu'il éprouvait pour son ami. Il ne put réprimer un sourire. C'était le destin et déclara avec fiérté:</text:p>
      <text:p text:style-name="P1"/>
      <text:p text:style-name="P1">- C'est moi qui l'ai enlevé!</text:p>
      <text:p text:style-name="P2"/>
      <text:p text:style-name="P1">RETOUR</text:p>
      <text:p text:style-name="P1"><text:s text:c="2"/></text:p>
      <text:p text:style-name="P1">Une douleur aiguë lui traversa le crâne. Il ouvrit un œil, puis deux. Ludowic reconnu les pourtours de son salon. Les lourds rideaux noires étaient tirées. Une interstice laissait passé une lumière blanche qui éclairait le pied finement sculpté d'un fauteuil. Il voulut se masser le crâne, mais ces mains restèrent bloqué dans son dos. Une ficelle rêche lui sciait les poignets. </text:p>
      <text:p text:style-name="P1"/>
      <text:p text:style-name="P1">Il se rendit compte, à ce moment la, qu'il avait merdé à quelque part. </text:p>
      <text:p text:style-name="P1"/>
      <text:p text:style-name="P1">Il se remomora le choc sec d'une bouteille vide sur la tête. </text:p>
      <text:p text:style-name="P1"/>
      <text:p text:style-name="P1">Il fermât à nouveau les yeux. Ludowic se projeta dans l'eau. Elle était plutôt froid, mais supportable. Cette fraîcheur anesthésia sa douleur crânienne. La couleur était celle de ces grands lacs de montagne, entre bleu et vert. Il se laissa couler en expulsant tranquillement l'air dans ces poumons. Il s'enfonça d'abord doucement, puis de plus en plus vite, jusqu'à ne plus distingué le haut du bas. La droite de la gauche. Il était complètement submergé, cependant <text:s/>totalement calme. Il prit une grand respiration et l'eau l'abreuva en oxygène. Il était poisson parmi les poissons, algues parmi les algues. </text:p>
      <text:p text:style-name="P1">D'un grand coup sec il tira sur ces entraves. Un claque sonore se fit entendre, l'os de son pousse se déboîta. Son pousse pendouillait, maintenant, à l'intérieur de sa paume tout flasque comme un filet de hareng crut. Doucement, délicatement, Ludowic chercha un passage entre ces liens. Chaque petit mouvement lui faisait monter les larmes aux yeux. Mais il continua et, tranquillement, tout tranquillement, dans des râles de douleur intense, la main sortit. Il était libre. </text:p>
      <text:p text:style-name="P1"><text:s/></text:p>
      <text:p text:style-name="P1"><text:s text:c="2"/></text:p>
      <text:p text:style-name="P1"><text:s text:c="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054cm" fo:margin-bottom="2.18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kem </meta:initial-creator>
    <meta:creation-date>2016-08-12T16:17:17</meta:creation-date>
    <dc:date>2016-08-12T16:48:45</dc:date>
    <dc:creator>makem </dc:creator>
    <meta:editing-duration>PT22M46S</meta:editing-duration>
    <meta:editing-cycles>3</meta:editing-cycles>
    <meta:generator>LibreOffice/3.5$Linux_X86_64 LibreOffice_project/350m1$Build-2</meta:generator>
    <meta:printed-by>makem </meta:printed-by>
    <meta:print-date>2016-08-12T16:35:08</meta:print-date>
    <meta:document-statistic meta:table-count="0" meta:image-count="0" meta:object-count="0" meta:page-count="10" meta:paragraph-count="72" meta:word-count="2152" meta:character-count="12994" meta:non-whitespace-character-count="10849"/>
  </office:meta>
</office:document-meta>
</file>